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b 2 Placeholder</text:p>
      <text:p text:style-name="Normal">For 001<text:s/></text:p>
      <text:p text:style-name="Normal">I made a new repository locally. Then made a folder called pictures in that repository. Then proceeded to make able word document which I am typing in. Then took picture of both the folder and the word document and placed that into the pictures folder</text:p>
      <text:p text:style-name="Normal"/>
      <text:p text:style-name="Normal">For 002 and 003</text:p>
      <text:p text:style-name="Normal">I initialised the repository into git then I created a repository on GitHub so that I can inevitably push the local repositories to it.</text:p>
      <text:p text:style-name="Normal"/>
      <text:p text:style-name="Normal">004:</text:p>
      <text:p text:style-name="Normal">I linked github and my local git repository and then pulled to origin branch to have them synced up will be pushing in the next photo.</text:p>
      <text:p text:style-name="Normal"/>
      <text:p text:style-name="Normal">005:<text:s/></text:p>
      <text:p text:style-name="Normal">I copied the code given to me by josh the modified it so it says my name</text:p>
      <text:p text:style-name="Normal"/>
      <text:p text:style-name="Normal">006: I entered int git status to see if I need to add anything. Then ran git add to prepare the file to be commit. Then I committed the files.<text:s/></text:p>
      <text:p text:style-name="Normal"/>
      <text:p text:style-name="Normal">007: I pushed the folders by making sure everything was added then committed them then verified that the files were all UpToDate USING GIT STATUS.</text:p>
      <text:p text:style-name="Normal">008 : Change the background to be a gradient which looks like the rainbow.<text:tab/></text:p>
      <text:p text:style-name="Normal">009 and 010: made the site active online and made it possible for people to join the site if they have the link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VIN JAMES</meta:initial-creator>
    <dc:creator>GAVIN JAMES</dc:creator>
    <meta:creation-date>2026-02-03T10:58:00Z</meta:creation-date>
    <dc:date>2026-02-03T12:01:00Z</dc:date>
    <meta:template xlink:href="Normal" xlink:type="simple"/>
    <meta:editing-cycles>6</meta:editing-cycles>
    <meta:editing-duration>PT2940S</meta:editing-duration>
    <meta:document-statistic meta:page-count="1" meta:paragraph-count="2" meta:word-count="169" meta:character-count="1134" meta:row-count="8" meta:non-whitespace-character-count="967"/>
  </office:meta>
</office:document-meta>
</file>